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4dac" officeooo:paragraph-rsid="00204da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ge Sort</text:p>
      <text:p text:style-name="Standard"/>
      <text:p text:style-name="Standard">#include &lt;iostream&gt;</text:p>
      <text:p text:style-name="Standard">using namespace std;</text:p>
      <text:p text:style-name="Standard">int merge(int a[],int beg, int mid, int end){</text:p>
      <text:p text:style-name="Standard"><text:s text:c="3"/>int i, j, k; <text:s/></text:p>
      <text:p text:style-name="Standard"><text:s text:c="4"/>int n = mid - beg + 1; <text:s text:c="3"/></text:p>
      <text:p text:style-name="Standard"><text:s text:c="4"/>int m = end - mid; <text:s text:c="3"/></text:p>
      <text:p text:style-name="Standard"><text:s text:c="4"/>int arr1[n];</text:p>
      <text:p text:style-name="Standard"><text:s text:c="4"/>int arr2[m];</text:p>
      <text:p text:style-name="Standard"><text:s text:c="4"/>for (int i = 0; i &lt; n; i++) <text:s text:c="3"/></text:p>
      <text:p text:style-name="Standard"><text:s text:c="4"/>arr1[i] = a[beg + i]; <text:s text:c="3"/></text:p>
      <text:p text:style-name="Standard"><text:s text:c="4"/>for (int j = 0; j &lt; m; j++) <text:s text:c="3"/></text:p>
      <text:p text:style-name="Standard"><text:s text:c="4"/>arr2[j] = a[mid + 1 + j]; <text:s text:c="3"/></text:p>
      <text:p text:style-name="Standard"><text:s text:c="2"/>i=0,j=0,k=beg;</text:p>
      <text:p text:style-name="Standard"><text:s text:c="2"/>while (i &lt; n &amp;&amp; j &lt; m) {</text:p>
      <text:p text:style-name="Standard"><text:s text:c="6"/>if (arr1[i] &lt;= arr2[j]) {</text:p>
      <text:p text:style-name="Standard"><text:s text:c="9"/>a[k] = arr1[i];</text:p>
      <text:p text:style-name="Standard"><text:s text:c="9"/>k++;</text:p>
      <text:p text:style-name="Standard"><text:s text:c="9"/>i++;</text:p>
      <text:p text:style-name="Standard"><text:s text:c="6"/>} else {</text:p>
      <text:p text:style-name="Standard"><text:s text:c="9"/>a[k] = arr2[j];</text:p>
      <text:p text:style-name="Standard"><text:s text:c="11"/>k++;</text:p>
      <text:p text:style-name="Standard"><text:s text:c="9"/>j++;</text:p>
      <text:p text:style-name="Standard"><text:s text:c="6"/>}</text:p>
      <text:p text:style-name="Standard"><text:s text:c="3"/>}</text:p>
      <text:p text:style-name="Standard"><text:s text:c="3"/>while (j&gt;=m &amp;&amp; i &lt; n) {</text:p>
      <text:p text:style-name="Standard"><text:s text:c="6"/>a[k] = arr1[i];</text:p>
      <text:p text:style-name="Standard"><text:s text:c="8"/>k++;</text:p>
      <text:p text:style-name="Standard"><text:s text:c="9"/>i++;</text:p>
      <text:p text:style-name="Standard"><text:s text:c="3"/>}</text:p>
      <text:p text:style-name="Standard"><text:s text:c="3"/>while (j &lt; m &amp;&amp; i&gt;=n) {</text:p>
      <text:p text:style-name="Standard"><text:s text:c="6"/>a[k] = arr2[j];</text:p>
      <text:p text:style-name="Standard"><text:s text:c="8"/>k++;</text:p>
      <text:p text:style-name="Standard"><text:s text:c="9"/>j++;</text:p>
      <text:p text:style-name="Standard"><text:s text:c="3"/>}</text:p>
      <text:p text:style-name="Standard"><text:s text:c="2"/>return 0;</text:p>
      <text:p text:style-name="Standard">}</text:p>
      <text:p text:style-name="Standard">int mergeSort(int a[], int beg, int end){ <text:s/></text:p>
      <text:p text:style-name="Standard"><text:s text:c="4"/>if (beg &lt; end) <text:s text:c="2"/></text:p>
      <text:p text:style-name="Standard"><text:s text:c="4"/>{ <text:s/></text:p>
      <text:p text:style-name="Standard"><text:s text:c="8"/>int mid = (beg + end) / 2; <text:s/></text:p>
      <text:p text:style-name="Standard"><text:s text:c="8"/>mergeSort(a, beg, mid); <text:s/></text:p>
      <text:p text:style-name="Standard"><text:s text:c="8"/>mergeSort(a, mid + 1, end); <text:s/></text:p>
      <text:p text:style-name="Standard"><text:s text:c="8"/>merge(a, beg, mid, end); <text:s/></text:p>
      <text:p text:style-name="Standard"><text:s text:c="4"/>} <text:s/></text:p>
      <text:p text:style-name="Standard"><text:s text:c="4"/>return 0;</text:p>
      <text:p text:style-name="Standard">} </text:p>
      <text:p text:style-name="Standard">int main()</text:p>
      <text:p text:style-name="Standard">{</text:p>
      <text:p text:style-name="Standard"><text:s text:c="2"/>int n,i;</text:p>
      <text:p text:style-name="Standard"><text:s text:c="3"/>cout&lt;&lt;"Enter the size of array ";</text:p>
      <text:p text:style-name="Standard"><text:soft-page-break/><text:s text:c="3"/>cin&gt;&gt;n;</text:p>
      <text:p text:style-name="Standard"><text:s text:c="3"/>int a[n];</text:p>
      <text:p text:style-name="Standard"><text:s text:c="3"/>cout&lt;&lt;"Enter the elements of array "; </text:p>
      <text:p text:style-name="Standard"><text:s text:c="3"/>for( i=0;i&lt;n;i++){</text:p>
      <text:p text:style-name="Standard"><text:s text:c="7"/>cin&gt;&gt;a[i];</text:p>
      <text:p text:style-name="Standard"><text:s text:c="3"/>} <text:s/></text:p>
      <text:p text:style-name="Standard"><text:s text:c="3"/>mergeSort(a,0,n - 1);</text:p>
      <text:p text:style-name="Standard"><text:s text:c="3"/>cout&lt;&lt;"The elements of array after sorting is ";</text:p>
      <text:p text:style-name="Standard"><text:s text:c="3"/>for( i=0;i&lt;n;i++){</text:p>
      <text:p text:style-name="Standard"><text:s text:c="7"/>cout&lt;&lt;a[i]&lt;&lt;" ";</text:p>
      <text:p text:style-name="Standard"><text:s text:c="3"/>} 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1:25:28.575391221</meta:creation-date>
    <dc:date>2022-07-02T12:26:19.577848343</dc:date>
    <meta:editing-duration>PT1H5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03" meta:character-count="1217" meta:non-whitespace-character-count="759"/>
  </office:meta>
</office:document-meta>
</file>